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arlito" fo:font-size="13pt" fo:font-style="italic" fo:font-weight="bold" officeooo:rsid="00040924" officeooo:paragraph-rsid="0004e0c4" style:font-size-asian="13pt" style:font-style-asian="italic" style:font-weight-asian="bold" style:font-size-complex="13pt" style:font-style-complex="italic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Carlito" fo:font-size="13pt" fo:font-style="italic" fo:font-weight="bold" officeooo:rsid="0005f175" officeooo:paragraph-rsid="0004e0c4" style:font-size-asian="13pt" style:font-style-asian="italic" style:font-weight-asian="bold" style:font-size-complex="13pt" style:font-style-complex="italic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Carlito" fo:font-size="13pt" fo:font-style="italic" fo:font-weight="normal" officeooo:rsid="0006d518" officeooo:paragraph-rsid="0006d518" style:font-size-asian="13pt" style:font-style-asian="italic" style:font-weight-asian="normal" style:font-size-complex="13pt" style:font-style-complex="italic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Carlito" fo:font-size="13pt" fo:font-style="italic" fo:font-weight="normal" officeooo:rsid="00040924" officeooo:paragraph-rsid="0004e0c4" style:font-size-asian="13pt" style:font-style-asian="italic" style:font-weight-asian="normal" style:font-size-complex="13pt" style:font-style-complex="italic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Carlito" fo:font-size="13pt" fo:font-style="normal" fo:font-weight="normal" officeooo:rsid="0006d518" officeooo:paragraph-rsid="0006d518" style:font-size-asian="13pt" style:font-style-asian="normal" style:font-weight-asian="normal" style:font-size-complex="13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Carlito" fo:font-size="13pt" fo:font-style="normal" fo:font-weight="normal" officeooo:paragraph-rsid="0004e0c4" style:font-size-asian="13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arlito" fo:font-size="13pt" fo:font-style="normal" fo:font-weight="normal" officeooo:rsid="00040924" officeooo:paragraph-rsid="0004e0c4" style:font-size-asian="13pt" style:font-style-asian="normal" style:font-weight-asian="normal" style:font-size-complex="13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Carlito" fo:font-size="13pt" fo:font-style="normal" fo:font-weight="normal" officeooo:rsid="00040924" officeooo:paragraph-rsid="0004e0c4" style:font-size-asian="13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Carlito" fo:font-size="13pt" fo:font-style="normal" fo:font-weight="normal" officeooo:rsid="000be521" officeooo:paragraph-rsid="000be521" style:font-size-asian="13pt" style:font-style-asian="normal" style:font-weight-asian="normal" style:font-size-complex="13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Carlito" fo:font-size="13pt" officeooo:rsid="0002cd65" officeooo:paragraph-rsid="0002cd65" style:font-size-asian="13pt" style:font-size-complex="13pt"/>
    </style:style>
    <style:style style:name="P11" style:family="paragraph" style:parent-style-name="Standard">
      <style:paragraph-properties fo:text-align="justify" style:justify-single-word="false"/>
      <style:text-properties style:font-name="Carlito" fo:font-size="13pt" fo:font-style="normal" fo:font-weight="normal" officeooo:rsid="00040924" officeooo:paragraph-rsid="0010ca26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0d2ea4" style:font-style-asian="italic" style:font-weight-asian="bold" style:font-style-complex="italic" style:font-weight-complex="bold"/>
    </style:style>
    <style:style style:name="T3" style:family="text">
      <style:text-properties officeooo:rsid="000c8bad"/>
    </style:style>
    <style:style style:name="T4" style:family="text">
      <style:text-properties officeooo:rsid="000d2ea4"/>
    </style:style>
    <style:style style:name="T5" style:family="text">
      <style:text-properties officeooo:rsid="0010ca26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Modelado conceptual de Bases de Datos</text:p>
      <text:p text:style-name="P7"/>
      <text:p text:style-name="P1">Diseño Conceptual de Bases de Datos</text:p>
      <text:p text:style-name="P6"/>
      <text:p text:style-name="P9">El diseño conceptual de bases de datos es un lenguaje de <text:span text:style-name="T1">Alto Nivel</text:span> que permite identificar <text:span text:style-name="T2">c</text:span><text:span text:style-name="T1">onceptos semánticos</text:span> importantes y es <text:span text:style-name="T1">independiente</text:span> del DBMS; ademas sirve como <text:span text:style-name="T1">auxiliar</text:span> en el diseño de bases de datos.</text:p>
      <text:p text:style-name="P2"/>
      <text:p text:style-name="P4">¿Para qué Modelar?</text:p>
      <text:p text:style-name="P6"/>
      <text:p text:style-name="P8"><text:span text:style-name="T4">Modelar p</text:span>ermite <text:span text:style-name="T1">comunicar</text:span> conceptos que de otra forma sería difícil, <text:span text:style-name="T4">permite </text:span><text:span text:style-name="T2">abstraernos</text:span><text:span text:style-name="T4"> </text:span>de la realidad, <text:span text:style-name="T1">entender</text:span> lo que estamos construyendo y guiar el proceso, <text:span text:style-name="T2">documentando</text:span> las decisiones tomadas.</text:p>
      <text:p text:style-name="P6"/>
      <text:p text:style-name="P1">Diagrama de Clases</text:p>
      <text:p text:style-name="P6"/>
      <text:p text:style-name="P8">El diagrama de clases es usado para hacer modelado estructural <text:span text:style-name="T5">de un sistema. </text:span>Un diagrama de clases es una vista estática del diseño de un sistema <text:span text:style-name="T3">ademas de ser el mas </text:span>comúnmente encontrado en cualquier diseño OO. Muestra un conjunto de clases, interfaces, colaboraciones y sus relaciones. <text:span text:style-name="T5">El </text:span>enfoque <text:span text:style-name="T7">particular</text:span> que vamos a darle es el Diseño Conceptual de Bases de Datos.</text:p>
      <text:p text:style-name="P11"/>
      <text:p text:style-name="P3">Ventajas de utilizar Diagrama de Clases</text:p>
      <text:p text:style-name="P3"/>
      <text:p text:style-name="P5">Permite modelar comportamiento.</text:p>
      <text:p text:style-name="P5">Permite utilizar el mismo lenguaje (UML) para modelar el sistema completo.</text:p>
      <text:p text:style-name="P5">Facilita la comunicación entre analistas, programadores y diseñadores de bases de datos.</text:p>
      <text:p text:style-name="P5">Permite utilizar las mismas herramientas CASE.</text:p>
      <text:p text:style-name="P5">Permite utilizar un standard actual de documentación y diseño.</text:p>
      <text:p text:style-name="P5">Permite relacionar mejor el sistema en su conjunto y no tenerlo en diseños separados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2T13:49:01.296428179</meta:creation-date>
    <dc:date>2019-04-23T15:24:05.293579002</dc:date>
    <meta:editing-duration>PT20M5S</meta:editing-duration>
    <meta:editing-cycles>10</meta:editing-cycles>
    <meta:generator>LibreOffice/6.1.5.2$Linux_X86_64 LibreOffice_project/10$Build-2</meta:generator>
    <meta:document-statistic meta:table-count="0" meta:image-count="0" meta:object-count="0" meta:page-count="1" meta:paragraph-count="14" meta:word-count="204" meta:character-count="1315" meta:non-whitespace-character-count="1125"/>
  </office:meta>
</office:document-meta>
</file>